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size="22pt" style:font-size-asian="22pt" style:font-size-complex="22pt"/>
    </style:style>
    <style:style style:name="T3" style:parent-style-name="Standaardalinea-lettertype" style:family="text">
      <style:text-properties fo:font-size="22pt" style:font-size-asian="22pt" style:font-size-complex="22pt"/>
    </style:style>
    <style:style style:name="T4" style:parent-style-name="Standaardalinea-lettertype" style:family="text">
      <style:text-properties fo:font-size="9pt" style:font-size-asian="9pt" style:font-size-complex="9pt"/>
    </style:style>
    <style:style style:name="T5" style:parent-style-name="Standaardalinea-lettertype" style:family="text">
      <style:text-properties fo:font-size="9pt" style:font-size-asian="9pt" style:font-size-complex="9pt"/>
    </style:style>
    <style:style style:name="T6" style:parent-style-name="Standaardalinea-lettertype" style:family="text">
      <style:text-properties fo:font-size="9pt" style:font-size-asian="9pt" style:font-size-complex="9pt"/>
    </style:style>
    <style:style style:name="T7" style:parent-style-name="Standaardalinea-lettertype" style:family="text">
      <style:text-properties fo:font-size="9pt" style:font-size-asian="9pt" style:font-size-complex="9pt"/>
    </style:style>
    <style:style style:name="T8" style:parent-style-name="Standaardalinea-lettertype" style:family="text">
      <style:text-properties fo:font-size="9pt" style:font-size-asian="9pt" style:font-size-complex="9pt"/>
    </style:style>
    <style:style style:name="P9" style:parent-style-name="Standaard" style:family="paragraph">
      <style:text-properties fo:font-size="16pt" style:font-size-asian="16pt" style:font-size-complex="16pt"/>
    </style:style>
    <style:style style:name="P10" style:parent-style-name="Standaard" style:family="paragraph">
      <style:text-properties fo:font-size="16pt" style:font-size-asian="16pt" style:font-size-complex="16pt"/>
    </style:style>
    <style:style style:name="TableColumn12" style:family="table-column">
      <style:table-column-properties style:column-width="1.9659in"/>
    </style:style>
    <style:style style:name="TableColumn13" style:family="table-column">
      <style:table-column-properties style:column-width="1.9659in"/>
    </style:style>
    <style:style style:name="TableColumn14" style:family="table-column">
      <style:table-column-properties style:column-width="1.9666in"/>
    </style:style>
    <style:style style:name="Table11" style:family="table">
      <style:table-properties style:width="5.8986in" fo:margin-left="0in" table:align="lef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Standaard" style:family="paragraph">
      <style:paragraph-properties fo:margin-bottom="0in" fo:line-height="100%"/>
    </style:style>
    <style:style style:name="TableCell18" style:family="table-cell">
      <style:table-cell-properties fo:border="0.0069in solid #000000" style:writing-mode="lr-tb" fo:padding-top="0in" fo:padding-left="0.075in" fo:padding-bottom="0in" fo:padding-right="0.075in"/>
    </style:style>
    <style:style style:name="P19" style:parent-style-name="Standaard"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Standaard"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Standaard"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Standaard" style:family="paragraph">
      <style:paragraph-properties fo:margin-bottom="0in" fo:line-height="100%"/>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Standaard"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Standaard"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Standaard"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Standaard"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Standaard"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Standaard"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Standaard" style:family="paragraph">
      <style:paragraph-properties fo:margin-bottom="0in" fo:line-height="100%"/>
    </style:style>
    <style:style style:name="T71" style:parent-style-name="Standaardalinea-lettertype" style:family="text">
      <style:text-properties fo:font-size="16pt" style:font-size-asian="16pt" style:font-size-complex="16pt"/>
    </style:style>
    <style:style style:name="P72" style:parent-style-name="Lijstalinea" style:list-style-name="LFO1" style:family="paragraph"/>
    <style:style style:name="P73" style:parent-style-name="Lijstalinea" style:list-style-name="LFO1" style:family="paragraph"/>
    <style:style style:name="P74" style:parent-style-name="Lijstalinea" style:list-style-name="LFO1" style:family="paragraph"/>
    <style:style style:name="P75" style:parent-style-name="Lijstalinea" style:list-style-name="LFO1" style:family="paragraph"/>
    <style:style style:name="P76" style:parent-style-name="Lijstalinea" style:list-style-name="LFO1" style:family="paragraph"/>
    <style:style style:name="P77" style:parent-style-name="Lijstalinea" style:list-style-name="LFO1" style:family="paragraph"/>
    <style:style style:name="P78" style:parent-style-name="Lijstalinea" style:list-style-name="LFO1" style:family="paragraph"/>
    <style:style style:name="P79" style:parent-style-name="Standaard" style:family="paragraph">
      <style:text-properties fo:font-size="16pt" style:font-size-asian="16pt" style:font-size-complex="16pt"/>
    </style:style>
    <style:style style:name="P80" style:parent-style-name="Lijstalinea" style:list-style-name="LFO2" style:family="paragraph"/>
    <style:style style:name="P81" style:parent-style-name="Lijstalinea" style:list-style-name="LFO2" style:family="paragraph">
      <style:text-properties fo:color="#00B050"/>
    </style:style>
    <style:style style:name="P82" style:parent-style-name="Lijstalinea" style:list-style-name="LFO2" style:family="paragraph">
      <style:text-properties fo:color="#00B050"/>
    </style:style>
    <style:style style:name="P83" style:parent-style-name="Lijstalinea" style:list-style-name="LFO2" style:family="paragraph">
      <style:text-properties fo:color="#00B050"/>
    </style:style>
    <style:style style:name="P84" style:parent-style-name="Lijstalinea" style:list-style-name="LFO2" style:family="paragraph">
      <style:text-properties fo:color="#00B050"/>
    </style:style>
    <style:style style:name="P85" style:parent-style-name="Lijstalinea" style:list-style-name="LFO2" style:family="paragraph">
      <style:text-properties fo:color="#00B050"/>
    </style:style>
    <style:style style:name="P86" style:parent-style-name="Lijstalinea" style:list-style-name="LFO2" style:family="paragraph">
      <style:text-properties fo:color="#00B050"/>
    </style:style>
    <style:style style:name="P87" style:parent-style-name="Lijstalinea" style:list-style-name="LFO2" style:family="paragraph">
      <style:text-properties fo:color="#00B050"/>
    </style:style>
    <style:style style:name="P88" style:parent-style-name="Lijstalinea" style:list-style-name="LFO2" style:family="paragraph">
      <style:text-properties fo:color="#00B050"/>
    </style:style>
    <style:style style:name="P89" style:parent-style-name="Lijstalinea" style:list-style-name="LFO2" style:family="paragraph">
      <style:text-properties fo:color="#00B050"/>
    </style:style>
    <style:style style:name="P90" style:parent-style-name="Lijstalinea" style:list-style-name="LFO2" style:family="paragraph"/>
    <style:style style:name="P91" style:parent-style-name="Lijstalinea" style:list-style-name="LFO2" style:family="paragraph"/>
    <style:style style:name="P92" style:parent-style-name="Lijstalinea" style:list-style-name="LFO2" style:family="paragraph"/>
    <style:style style:name="P93" style:parent-style-name="Lijstalinea" style:list-style-name="LFO2" style:family="paragraph"/>
    <style:style style:name="P94" style:parent-style-name="Lijstalinea" style:list-style-name="LFO2" style:family="paragraph"/>
    <style:style style:name="P95" style:parent-style-name="Lijstalinea" style:list-style-name="LFO2" style:family="paragraph"/>
    <style:style style:name="P96" style:parent-style-name="Lijstalinea" style:list-style-name="LFO2" style:family="paragraph"/>
    <style:style style:name="P97" style:parent-style-name="Lijstalinea" style:list-style-name="LFO2" style:family="paragraph"/>
    <style:style style:name="P98" style:parent-style-name="Lijstalinea" style:list-style-name="LFO2" style:family="paragraph"/>
    <style:style style:name="P99" style:parent-style-name="Lijstalinea" style:list-style-name="LFO2" style:family="paragraph"/>
    <style:style style:name="P100" style:parent-style-name="Lijstalinea" style:list-style-name="LFO2" style:family="paragraph"/>
    <style:style style:name="P101" style:parent-style-name="Lijstalinea" style:list-style-name="LFO2" style:family="paragraph"/>
    <style:style style:name="P102" style:parent-style-name="Lijstalinea" style:list-style-name="LFO2" style:family="paragraph"/>
    <style:style style:name="P103" style:parent-style-name="Lijstalinea" style:list-style-name="LFO2" style:family="paragraph"/>
    <style:style style:name="P104" style:parent-style-name="Lijstalinea" style:list-style-name="LFO2" style:family="paragraph"/>
    <style:style style:name="P105" style:parent-style-name="Lijstalinea" style:list-style-name="LFO2" style:family="paragraph"/>
    <style:style style:name="P106" style:parent-style-name="Lijstalinea" style:list-style-name="LFO2" style:family="paragraph"/>
    <style:style style:name="P107" style:parent-style-name="Lijstalinea" style:list-style-name="LFO2" style:family="paragraph"/>
    <style:style style:name="P108" style:parent-style-name="Lijstalinea" style:list-style-name="LFO2" style:family="paragraph"/>
    <style:style style:name="P109" style:parent-style-name="Lijstalinea" style:list-style-name="LFO2" style:family="paragraph"/>
    <style:style style:name="P110" style:parent-style-name="Lijstalinea" style:list-style-name="LFO2" style:family="paragraph"/>
    <style:style style:name="P111" style:parent-style-name="Lijstalinea" style:list-style-name="LFO2" style:family="paragraph"/>
    <style:style style:name="P112" style:parent-style-name="Lijstalinea" style:list-style-name="LFO2" style:family="paragraph"/>
    <style:style style:name="P113" style:parent-style-name="Standaard" style:family="paragraph">
      <style:text-properties fo:font-size="16pt" style:font-size-asian="16pt" style:font-size-complex="16pt"/>
    </style:style>
    <style:style style:name="P114" style:parent-style-name="Standaard" style:family="paragraph">
      <style:text-properties fo:font-size="14pt" style:font-size-asian="14pt" style:font-size-complex="14pt"/>
    </style:style>
    <style:style style:name="P115" style:parent-style-name="Standaard" style:family="paragraph">
      <style:text-properties fo:font-size="16pt" style:font-size-asian="16pt" style:font-size-complex="16pt"/>
    </style:style>
    <style:style style:name="P116" style:parent-style-name="Standaard" style:family="paragraph">
      <style:text-properties fo:font-size="14pt" style:font-size-asian="14pt" style:font-size-complex="14pt"/>
    </style:style>
    <style:style style:name="P117" style:parent-style-name="Standaard" style:family="paragraph">
      <style:text-properties fo:font-size="14pt" style:font-size-asian="14pt" style:font-size-complex="14pt"/>
    </style:style>
    <style:style style:name="P118" style:parent-style-name="Lijstalinea" style:list-style-name="LFO3" style:family="paragraph"/>
    <style:style style:name="P119" style:parent-style-name="Lijstalinea" style:list-style-name="LFO3" style:family="paragraph"/>
    <style:style style:name="P120" style:parent-style-name="Lijstalinea" style:list-style-name="LFO3" style:family="paragraph"/>
    <style:style style:name="P121" style:parent-style-name="Lijstalinea" style:list-style-name="LFO3" style:family="paragraph"/>
    <style:style style:name="P122" style:parent-style-name="Lijstalinea" style:list-style-name="LFO3" style:family="paragraph"/>
    <style:style style:name="P123" style:parent-style-name="Lijstalinea" style:list-style-name="LFO3" style:family="paragraph"/>
    <style:style style:name="P124" style:parent-style-name="Lijstalinea" style:list-style-name="LFO4" style:family="paragraph"/>
    <style:style style:name="P125" style:parent-style-name="Lijstalinea" style:list-style-name="LFO4" style:family="paragraph"/>
    <style:style style:name="P126" style:parent-style-name="Lijstalinea" style:list-style-name="LFO4" style:family="paragraph"/>
    <style:style style:name="P127" style:parent-style-name="Lijstalinea" style:list-style-name="LFO4" style:family="paragraph"/>
    <style:style style:name="P128" style:parent-style-name="Lijstalinea" style:list-style-name="LFO4" style:family="paragraph"/>
    <style:style style:name="P129" style:parent-style-name="Lijstalinea" style:list-style-name="LFO5" style:family="paragraph"/>
    <style:style style:name="P130" style:parent-style-name="Lijstalinea" style:list-style-name="LFO5" style:family="paragraph"/>
    <style:style style:name="P131" style:parent-style-name="Lijstalinea" style:list-style-name="LFO5" style:family="paragraph"/>
    <style:style style:name="P132" style:parent-style-name="Lijstalinea" style:list-style-name="LFO5" style:family="paragraph"/>
    <style:style style:name="P133" style:parent-style-name="Standaard" style:family="paragraph">
      <style:text-properties fo:font-size="14pt" style:font-size-asian="14pt" style:font-size-complex="14pt"/>
    </style:style>
    <style:style style:name="P134" style:parent-style-name="Standaard" style:family="paragraph">
      <style:text-properties fo:font-size="16pt" style:font-size-asian="16pt" style:font-size-complex="16pt"/>
    </style:style>
    <style:style style:name="P135" style:parent-style-name="Standaard" style:family="paragraph">
      <style:text-properties fo:font-size="14pt" style:font-size-asian="14pt" style:font-size-complex="14pt"/>
    </style:style>
    <style:style style:name="P136" style:parent-style-name="Lijstalinea" style:list-style-name="LFO6" style:family="paragraph"/>
    <style:style style:name="P137" style:parent-style-name="Lijstalinea" style:list-style-name="LFO6" style:family="paragraph"/>
    <style:style style:name="P138" style:parent-style-name="Lijstalinea" style:list-style-name="LFO6" style:family="paragraph"/>
    <style:style style:name="P139" style:parent-style-name="Lijstalinea" style:list-style-name="LFO6" style:family="paragraph"/>
    <style:style style:name="P140" style:parent-style-name="Lijstalinea" style:list-style-name="LFO6" style:family="paragraph"/>
    <style:style style:name="P141" style:parent-style-name="Lijstalinea" style:list-style-name="LFO6" style:family="paragraph"/>
    <style:style style:name="P142" style:parent-style-name="Lijstalinea" style:list-style-name="LFO6" style:family="paragraph"/>
    <style:style style:name="P143" style:parent-style-name="Lijstalinea" style:list-style-name="LFO6" style:family="paragraph"/>
    <style:style style:name="P144" style:parent-style-name="Lijstalinea" style:list-style-name="LFO6" style:family="paragraph"/>
    <style:style style:name="P145" style:parent-style-name="Lijstalinea" style:list-style-name="LFO6" style:family="paragraph"/>
    <style:style style:name="P146" style:parent-style-name="Standaard" style:family="paragraph">
      <style:text-properties fo:font-weight="bold" style:font-weight-asian="bold" fo:font-size="12pt" style:font-size-asian="12pt" style:font-size-complex="12pt"/>
    </style:style>
    <style:style style:name="P147" style:parent-style-name="Standaard" style:family="paragraph">
      <style:text-properties fo:font-weight="bold" style:font-weight-asian="bold" fo:font-size="12pt" style:font-size-asian="12pt" style:font-size-complex="12pt"/>
    </style:style>
    <style:style style:name="P148" style:parent-style-name="Standaard" style:family="paragraph">
      <style:text-properties fo:font-weight="bold" style:font-weight-asian="bold" fo:font-size="12pt" style:font-size-asian="12pt" style:font-size-complex="12pt" fo:language="en" fo:country="US"/>
    </style:style>
    <style:style style:name="P149" style:parent-style-name="Standaard" style:family="paragraph">
      <style:text-properties fo:font-weight="bold" style:font-weight-asian="bold" fo:font-size="12pt" style:font-size-asian="12pt" style:font-size-complex="12pt"/>
    </style:style>
    <style:style style:name="P150" style:parent-style-name="Standaard" style:family="paragraph">
      <style:text-properties fo:font-weight="bold" style:font-weight-asian="bold" fo:font-size="12pt" style:font-size-asian="12pt" style:font-size-complex="12pt"/>
    </style:style>
    <style:style style:name="P151" style:parent-style-name="Standaard" style:family="paragraph">
      <style:text-properties fo:font-weight="bold" style:font-weight-asian="bold" fo:font-size="12pt" style:font-size-asian="12pt" style:font-size-complex="12pt"/>
    </style:style>
    <style:style style:name="P152" style:parent-style-name="Standaard" style:family="paragraph">
      <style:text-properties fo:font-weight="bold" style:font-weight-asian="bold" fo:font-size="12pt" style:font-size-asian="12pt" style:font-size-complex="12pt"/>
    </style:style>
    <style:style style:name="P153" style:parent-style-name="Standaard" style:family="paragraph">
      <style:text-properties fo:font-weight="bold" style:font-weight-asian="bold" fo:font-size="12pt" style:font-size-asian="12pt" style:font-size-complex="12pt"/>
    </style:style>
    <style:style style:name="P154" style:parent-style-name="Standaard" style:family="paragraph">
      <style:text-properties fo:font-weight="bold" style:font-weight-asian="bold" fo:font-size="12pt" style:font-size-asian="12pt" style:font-size-complex="12pt"/>
    </style:style>
    <style:style style:name="P155" style:parent-style-name="Standaard" style:family="paragraph">
      <style:text-properties fo:font-weight="bold" style:font-weight-asian="bold" fo:font-size="12pt" style:font-size-asian="12pt" style:font-size-complex="12pt"/>
    </style:style>
    <style:style style:name="P156" style:parent-style-name="Standaard" style:family="paragraph">
      <style:text-properties fo:font-size="14pt" style:font-size-asian="14pt" style:font-size-complex="14pt"/>
    </style:style>
    <style:style style:name="P157" style:parent-style-name="Standaard" style:family="paragraph">
      <style:text-properties fo:language="en" fo:country="US"/>
    </style:style>
    <style:style style:name="P158" style:parent-style-name="Standaard" style:family="paragraph">
      <style:text-properties fo:language="en" fo:country="US"/>
    </style:style>
    <style:style style:name="P159" style:parent-style-name="Standaard" style:family="paragraph">
      <style:text-properties fo:language="en" fo:country="US"/>
    </style:style>
    <style:style style:name="P160" style:parent-style-name="Standaard" style:family="paragraph">
      <style:text-properties fo:language="en" fo:country="US"/>
    </style:style>
    <style:style style:name="T161" style:parent-style-name="Standaardalinea-lettertype" style:family="text">
      <style:text-properties fo:language="en" fo:country="US"/>
    </style:style>
    <style:style style:name="T162" style:parent-style-name="Standaardalinea-lettertype" style:family="text">
      <style:text-properties fo:language="en" fo:country="US"/>
    </style:style>
    <style:style style:name="T163" style:parent-style-name="Standaardalinea-lettertype" style:family="text">
      <style:text-properties fo:color="#FF0000" fo:language="en" fo:country="US"/>
    </style:style>
    <style:style style:name="T164" style:parent-style-name="Standaardalinea-lettertype" style:family="text">
      <style:text-properties fo:language="en" fo:country="US"/>
    </style:style>
    <style:style style:name="T165" style:parent-style-name="Standaardalinea-lettertype" style:family="text">
      <style:text-properties fo:language="en" fo:country="US"/>
    </style:style>
    <style:style style:name="T166" style:parent-style-name="Standaardalinea-lettertype" style:family="text">
      <style:text-properties fo:language="en" fo:country="US"/>
    </style:style>
    <style:style style:name="T167" style:parent-style-name="Standaardalinea-lettertype" style:family="text">
      <style:text-properties fo:language="en" fo:country="US"/>
    </style:style>
    <style:style style:name="T168" style:parent-style-name="Standaardalinea-lettertype" style:family="text">
      <style:text-properties fo:color="#FF0000" fo:language="en" fo:country="US"/>
    </style:style>
    <style:style style:name="T169" style:parent-style-name="Standaardalinea-lettertype" style:family="text">
      <style:text-properties fo:language="en" fo:country="US"/>
    </style:style>
    <style:style style:name="T170" style:parent-style-name="Standaardalinea-lettertype" style:family="text">
      <style:text-properties fo:language="en" fo:country="US"/>
    </style:style>
    <style:style style:name="T171" style:parent-style-name="Standaardalinea-lettertype" style:family="text">
      <style:text-properties fo:language="en" fo:country="US"/>
    </style:style>
    <style:style style:name="T172" style:parent-style-name="Standaardalinea-lettertype" style:family="text">
      <style:text-properties fo:color="#FF0000" fo:language="en" fo:country="US"/>
    </style:style>
    <style:style style:name="T173" style:parent-style-name="Standaardalinea-lettertype" style:family="text">
      <style:text-properties fo:language="en" fo:country="US"/>
    </style:style>
    <style:style style:name="T174" style:parent-style-name="Standaardalinea-lettertype" style:family="text">
      <style:text-properties fo:language="en" fo:country="US"/>
    </style:style>
    <style:style style:name="T175" style:parent-style-name="Standaardalinea-lettertype" style:family="text">
      <style:text-properties fo:language="en" fo:country="US"/>
    </style:style>
    <style:style style:name="T176" style:parent-style-name="Standaardalinea-lettertype" style:family="text">
      <style:text-properties fo:language="en" fo:country="US"/>
    </style:style>
    <style:style style:name="T177" style:parent-style-name="Standaardalinea-lettertype" style:family="text">
      <style:text-properties fo:color="#00B050" fo:language="en" fo:country="US"/>
    </style:style>
    <style:style style:name="T178" style:parent-style-name="Standaardalinea-lettertype" style:family="text">
      <style:text-properties fo:language="en" fo:country="US"/>
    </style:style>
    <style:style style:name="T179" style:parent-style-name="Standaardalinea-lettertype" style:family="text">
      <style:text-properties fo:language="en" fo:country="US"/>
    </style:style>
    <style:style style:name="T180" style:parent-style-name="Standaardalinea-lettertype" style:family="text">
      <style:text-properties fo:language="en" fo:country="US"/>
    </style:style>
    <style:style style:name="T181" style:parent-style-name="Standaardalinea-lettertype" style:family="text">
      <style:text-properties fo:language="en" fo:country="US"/>
    </style:style>
    <style:style style:name="T182" style:parent-style-name="Standaardalinea-lettertype" style:family="text">
      <style:text-properties fo:color="#FF0000" fo:language="en" fo:country="US"/>
    </style:style>
    <style:style style:name="T183" style:parent-style-name="Standaardalinea-lettertype" style:family="text">
      <style:text-properties fo:language="en" fo:country="US"/>
    </style:style>
    <style:style style:name="T184" style:parent-style-name="Standaardalinea-lettertype" style:family="text">
      <style:text-properties fo:language="en" fo:country="US"/>
    </style:style>
    <style:style style:name="T185" style:parent-style-name="Standaardalinea-lettertype" style:family="text">
      <style:text-properties fo:language="en" fo:country="US"/>
    </style:style>
    <style:style style:name="T186" style:parent-style-name="Standaardalinea-lettertype" style:family="text">
      <style:text-properties fo:language="en" fo:country="US"/>
    </style:style>
    <style:style style:name="T187" style:parent-style-name="Standaardalinea-lettertype" style:family="text">
      <style:text-properties fo:language="en" fo:country="US"/>
    </style:style>
    <style:style style:name="T188" style:parent-style-name="Standaardalinea-lettertype" style:family="text">
      <style:text-properties fo:language="en" fo:country="US"/>
    </style:style>
    <style:style style:name="T189" style:parent-style-name="Standaardalinea-lettertype" style:family="text">
      <style:text-properties fo:language="en" fo:country="US"/>
    </style:style>
    <style:style style:name="T190" style:parent-style-name="Standaardalinea-lettertype" style:family="text">
      <style:text-properties fo:language="en" fo:country="US"/>
    </style:style>
    <style:style style:name="T191" style:parent-style-name="Standaardalinea-lettertype" style:family="text">
      <style:text-properties fo:language="en" fo:country="US"/>
    </style:style>
    <style:style style:name="T192" style:parent-style-name="Standaardalinea-lettertype" style:family="text">
      <style:text-properties fo:language="en" fo:country="US"/>
    </style:style>
    <style:style style:name="T193" style:parent-style-name="Standaardalinea-lettertype" style:family="text">
      <style:text-properties fo:language="en" fo:country="US"/>
    </style:style>
    <style:style style:name="T194" style:parent-style-name="Standaardalinea-lettertype" style:family="text">
      <style:text-properties fo:language="en" fo:country="US"/>
    </style:style>
    <style:style style:name="T195" style:parent-style-name="Standaardalinea-lettertype" style:family="text">
      <style:text-properties fo:language="en" fo:country="US"/>
    </style:style>
    <style:style style:name="T196" style:parent-style-name="Standaardalinea-lettertype" style:family="text">
      <style:text-properties fo:color="#FF0000" fo:language="en" fo:country="US"/>
    </style:style>
    <style:style style:name="T197" style:parent-style-name="Standaardalinea-lettertype" style:family="text">
      <style:text-properties fo:language="en" fo:country="US"/>
    </style:style>
    <style:style style:name="T198" style:parent-style-name="Standaardalinea-lettertype" style:family="text">
      <style:text-properties fo:language="en" fo:country="US"/>
    </style:style>
    <style:style style:name="T199" style:parent-style-name="Standaardalinea-lettertype" style:family="text">
      <style:text-properties fo:language="en" fo:country="US"/>
    </style:style>
    <style:style style:name="T200" style:parent-style-name="Standaardalinea-lettertype" style:family="text">
      <style:text-properties fo:language="en" fo:country="US"/>
    </style:style>
    <style:style style:name="T201" style:parent-style-name="Standaardalinea-lettertype" style:family="text">
      <style:text-properties fo:language="en" fo:country="US"/>
    </style:style>
    <style:style style:name="T202" style:parent-style-name="Standaardalinea-lettertype" style:family="text">
      <style:text-properties fo:language="en" fo:country="US"/>
    </style:style>
    <style:style style:name="T203" style:parent-style-name="Standaardalinea-lettertype" style:family="text">
      <style:text-properties fo:language="en" fo:country="US"/>
    </style:style>
    <style:style style:name="T204" style:parent-style-name="Standaardalinea-lettertype" style:family="text">
      <style:text-properties fo:language="en" fo:country="US"/>
    </style:style>
    <style:style style:name="T205" style:parent-style-name="Standaardalinea-lettertype" style:family="text">
      <style:text-properties fo:language="en" fo:country="US"/>
    </style:style>
    <style:style style:name="T206" style:parent-style-name="Standaardalinea-lettertype" style:family="text">
      <style:text-properties fo:language="en" fo:country="US"/>
    </style:style>
    <style:style style:name="T207" style:parent-style-name="Standaardalinea-lettertype" style:family="text">
      <style:text-properties fo:language="en" fo:country="US"/>
    </style:style>
    <style:style style:name="T208" style:parent-style-name="Standaardalinea-lettertype" style:family="text">
      <style:text-properties fo:language="en" fo:country="US"/>
    </style:style>
    <style:style style:name="T209" style:parent-style-name="Standaardalinea-lettertype" style:family="text">
      <style:text-properties fo:language="en" fo:country="US"/>
    </style:style>
    <style:style style:name="T210" style:parent-style-name="Standaardalinea-lettertype" style:family="text">
      <style:text-properties fo:color="#00B050" fo:language="en" fo:country="US"/>
    </style:style>
    <style:style style:name="P211" style:parent-style-name="Lijstalinea" style:list-style-name="LFO8" style:family="paragraph"/>
    <style:style style:name="P212" style:parent-style-name="Lijstalinea" style:list-style-name="LFO8" style:family="paragraph"/>
    <style:style style:name="P213" style:parent-style-name="Standaard" style:family="paragraph">
      <style:text-properties fo:font-size="14pt" style:font-size-asian="14pt" style:font-size-complex="14pt"/>
    </style:style>
    <style:style style:name="P214" style:parent-style-name="Standaard" style:family="paragraph">
      <style:text-properties fo:font-size="16pt" style:font-size-asian="16pt" style:font-size-complex="16pt"/>
    </style:style>
    <style:style style:name="P215" style:parent-style-name="Standaard" style:family="paragraph">
      <style:text-properties fo:font-size="14pt" style:font-size-asian="14pt" style:font-size-complex="14pt"/>
    </style:style>
    <style:style style:name="P216" style:parent-style-name="Standaard" style:family="paragraph">
      <style:text-properties fo:font-weight="bold" style:font-weight-asian="bold" fo:font-size="12pt" style:font-size-asian="12pt" style:font-size-complex="12pt"/>
    </style:style>
    <style:style style:name="P217" style:parent-style-name="Lijstalinea" style:list-style-name="LFO9" style:family="paragraph"/>
    <style:style style:name="P218" style:parent-style-name="Lijstalinea" style:list-style-name="LFO9" style:family="paragraph"/>
    <style:style style:name="P219" style:parent-style-name="Lijstalinea" style:list-style-name="LFO9" style:family="paragraph"/>
    <style:style style:name="P220" style:parent-style-name="Lijstalinea" style:list-style-name="LFO9" style:family="paragraph"/>
    <style:style style:name="P221" style:parent-style-name="Lijstalinea" style:list-style-name="LFO9" style:family="paragraph"/>
    <style:style style:name="P222" style:parent-style-name="Lijstalinea" style:list-style-name="LFO9" style:family="paragraph"/>
    <style:style style:name="P223" style:parent-style-name="Standaard" style:family="paragraph">
      <style:text-properties fo:font-weight="bold" style:font-weight-asian="bold" fo:font-style="italic" style:font-style-asian="italic"/>
    </style:style>
  </office:automatic-styles>
  <office:body>
    <office:text text:use-soft-page-breaks="true">
      <text:p text:style-name="P1"><text:span text:style-name="T2">Proto-GDD voor Gamel</text:span><text:span text:style-name="T3">ab 3</text:span><text:line-break/><text:span text:style-name="T4">Door: Mack Mendes Moreira</text:span><text:span text:style-name="T5">,<text:s/></text:span><text:span text:style-name="T6">P</text:span><text:span text:style-name="T7">roject Groep</text:span><text:span text:style-name="T8"><text:s/>T.B.A</text:span></text:p>
      <text:p text:style-name="P9">Inleiding</text:p>
      <text:p text:style-name="Standaard">Dit document is onze onofficiële game design document<text:s/>voor onze Gamelab 3 project. Hier zullen we al onze voorstellen in verwerken zodat we na of rond het einde van de zomervakantie snel een officiële game design document kunnen maken en dus sneller in de eerste development fase kunnen gaan starten.<text:s/></text:p>
      <text:p text:style-name="Standaard">In dit document zullen er ook regels komen. Deze regels zullen ervoor zorgen dat dit document zo schoon en overzichtelijk mogelijk blijft. De regels zullen erover hebben hoe jullie nieuwe ideeën kunnen toevoegen en bestaande ideeën aanpassen. De regels zullen in hun eigen hoofdstuk verder besproken worden.</text:p>
      <text:p text:style-name="P10">Leden</text:p>
      <text:p text:style-name="Standaard">Hieronder volgt een lijst met de groepsleden van ons groepje. De groep zelf heeft nog geen naam, maar zullen we in de aankomende tijd samen moeten verzinnen.<text:s/>We hebben nog niet besloten wie welke rol krijgt, maar dat<text:s/>is voor nu ook niet van belang. Wel staan onze disciplines achter onze namen.</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Lid</text:p>
          </table:table-cell>
          <table:table-cell table:style-name="TableCell18">
            <text:p text:style-name="P19">Discipline</text:p>
          </table:table-cell>
          <table:table-cell table:style-name="TableCell20">
            <text:p text:style-name="P21">Rol</text:p>
          </table:table-cell>
        </table:table-row>
        <table:table-row table:style-name="TableRow22">
          <table:table-cell table:style-name="TableCell23">
            <text:p text:style-name="P24">Mack Mendes Moreira</text:p>
          </table:table-cell>
          <table:table-cell table:style-name="TableCell25">
            <text:p text:style-name="P26">Programmer</text:p>
          </table:table-cell>
          <table:table-cell table:style-name="TableCell27">
            <text:p text:style-name="P28">T.B.A</text:p>
          </table:table-cell>
        </table:table-row>
        <table:table-row table:style-name="TableRow29">
          <table:table-cell table:style-name="TableCell30">
            <text:p text:style-name="P31">Zinedine Sghari</text:p>
          </table:table-cell>
          <table:table-cell table:style-name="TableCell32">
            <text:p text:style-name="P33">Programmer</text:p>
          </table:table-cell>
          <table:table-cell table:style-name="TableCell34">
            <text:p text:style-name="P35">T.B.A</text:p>
          </table:table-cell>
        </table:table-row>
        <table:table-row table:style-name="TableRow36">
          <table:table-cell table:style-name="TableCell37">
            <text:p text:style-name="P38">Harold de Jong</text:p>
          </table:table-cell>
          <table:table-cell table:style-name="TableCell39">
            <text:p text:style-name="P40">Programmer</text:p>
          </table:table-cell>
          <table:table-cell table:style-name="TableCell41">
            <text:p text:style-name="P42">T.B.A</text:p>
          </table:table-cell>
        </table:table-row>
        <table:table-row table:style-name="TableRow43">
          <table:table-cell table:style-name="TableCell44">
            <text:p text:style-name="P45">Sven Evertse</text:p>
          </table:table-cell>
          <table:table-cell table:style-name="TableCell46">
            <text:p text:style-name="P47">Programmer</text:p>
          </table:table-cell>
          <table:table-cell table:style-name="TableCell48">
            <text:p text:style-name="P49">T.B.A</text:p>
          </table:table-cell>
        </table:table-row>
        <table:table-row table:style-name="TableRow50">
          <table:table-cell table:style-name="TableCell51">
            <text:p text:style-name="P52">Anthony Smidt</text:p>
          </table:table-cell>
          <table:table-cell table:style-name="TableCell53">
            <text:p text:style-name="P54">Artist</text:p>
          </table:table-cell>
          <table:table-cell table:style-name="TableCell55">
            <text:p text:style-name="P56">T.B.A</text:p>
          </table:table-cell>
        </table:table-row>
        <table:table-row table:style-name="TableRow57">
          <table:table-cell table:style-name="TableCell58">
            <text:p text:style-name="P59">Michiel<text:s/>Adriaansens</text:p>
          </table:table-cell>
          <table:table-cell table:style-name="TableCell60">
            <text:p text:style-name="P61">Artist</text:p>
          </table:table-cell>
          <table:table-cell table:style-name="TableCell62">
            <text:p text:style-name="P63">T.B.A</text:p>
          </table:table-cell>
        </table:table-row>
        <table:table-row table:style-name="TableRow64">
          <table:table-cell table:style-name="TableCell65">
            <text:p text:style-name="P66">Kevin de Greeff</text:p>
          </table:table-cell>
          <table:table-cell table:style-name="TableCell67">
            <text:p text:style-name="P68">Artist</text:p>
          </table:table-cell>
          <table:table-cell table:style-name="TableCell69">
            <text:p text:style-name="P70">T.B.A</text:p>
          </table:table-cell>
        </table:table-row>
      </table:table>
      <text:p text:style-name="Standaard"><text:line-break/><text:span text:style-name="T71">Regels voor het toevoegen van ideeën<text:s/></text:span></text:p>
      <text:p text:style-name="Standaard">Hieronder volgt een lijst met spelregels. Er kunnen uitzonderingen gemaakt worden voor speciale/twijfel gevallen.</text:p>
      <text:list text:style-name="LFO1" text:continue-numbering="true">
        <text:list-item>
          <text:p text:style-name="P72">Als je een idee hebt, hoe klein die ook maak zijn, maak je er een subhoofdstuk van binnen in de hoofdstuk van de categorie van je idee. Wat is een subhoofdstuk? Dit is een hoofdstuk met een titel die een lettertype van 14 heeft. Een normale hoofdstuk heeft een titel met een lettertype van 16.<text:s/></text:p>
        </text:list-item>
        <text:list-item>
          <text:p text:style-name="P73">Elk nieuw subhoofdstuk moet onderin worden gezet in zijn hoofdstuk.</text:p>
        </text:list-item>
        <text:list-item>
          <text:p text:style-name="P74">Bij elk nieuw idee zet je de volgende dingen neer: jouw naam<text:s/>(meerdere namen als het door meerdere personen bedacht is.), de datum van wanneer het idee toegevoegd was.</text:p>
        </text:list-item>
        <text:list-item>
          <text:p text:style-name="P75">Leg zo goed mogelijk uit wat je bedoeld. Beschrijf het met zoveel detail<text:s/>mogelijk, zodat<text:s/>wij het beter kunnen begrijpen.</text:p>
        </text:list-item>
        <text:list-item>
          <text:p text:style-name="P76">Verwijder niet de ideeën<text:s/>(subhoofdstukken/alinea’s)<text:s/>van anderen.</text:p>
        </text:list-item>
        <text:list-item>
          <text:p text:style-name="P77">Wanneer je verder op iemand idee wilt (bij)werken, verander je niet de alinea’s van dat persoon. Voeg simpel weg een nieuwe alinea toe binnen in dat subhoofdstuk met jouw naam en datum boven de alinea.<text:s/></text:p>
        </text:list-item>
      </text:list>
      <text:p text:style-name="Lijstalinea"/>
      <text:list text:style-name="LFO1" text:continue-numbering="true">
        <text:list-item>
          <text:p text:style-name="P78">Omdat dit de proto-GDD is hoef je niet jouw eigen idee”en te verwijderen als je het zelf niks meer vindt. Anderen kunnen jouw idee nog wel wat vinden.</text:p>
        </text:list-item>
      </text:list>
      <text:p text:style-name="P79">Categorieën</text:p>
      <text:p text:style-name="Standaard">De categorie van jouw idee bepaal je door simpel weg te kijken waar jouw idee het meest te maken heeft. Hieronder volgt een lijst met categorien en eventuele subcategorien. De lijst kan uiteraard bewerkt worden, indien dit nodig zal zijn.</text:p>
      <text:list text:style-name="LFO2" text:continue-numbering="true">
        <text:list-item>
          <text:p text:style-name="P80">Game Mechanics</text:p>
          <text:list text:continue-numbering="true">
            <text:list-item>
              <text:p text:style-name="P81">Doelen</text:p>
            </text:list-item>
            <text:list-item>
              <text:p text:style-name="P82">Currency</text:p>
            </text:list-item>
            <text:list-item>
              <text:p text:style-name="P83">Minigames</text:p>
            </text:list-item>
          </text:list>
        </text:list-item>
        <text:list-item>
          <text:p text:style-name="P84">Player</text:p>
          <text:list text:continue-numbering="true">
            <text:list-item>
              <text:p text:style-name="P85">Skills</text:p>
            </text:list-item>
            <text:list-item>
              <text:p text:style-name="P86">Leveling</text:p>
            </text:list-item>
            <text:list-item>
              <text:p text:style-name="P87">Revival</text:p>
            </text:list-item>
            <text:list-item>
              <text:p text:style-name="P88">Companions</text:p>
            </text:list-item>
          </text:list>
        </text:list-item>
        <text:list-item>
          <text:p text:style-name="P89">Combat</text:p>
          <text:list text:continue-numbering="true">
            <text:list-item>
              <text:p text:style-name="P90">Magic</text:p>
            </text:list-item>
            <text:list-item>
              <text:p text:style-name="P91">1-handed weapons</text:p>
            </text:list-item>
            <text:list-item>
              <text:p text:style-name="P92">2-handed weapons</text:p>
            </text:list-item>
            <text:list-item>
              <text:p text:style-name="P93">Ranged weapons</text:p>
            </text:list-item>
          </text:list>
        </text:list-item>
        <text:list-item>
          <text:p text:style-name="P94">Armor</text:p>
          <text:list text:continue-numbering="true">
            <text:list-item>
              <text:p text:style-name="P95">Light</text:p>
            </text:list-item>
            <text:list-item>
              <text:p text:style-name="P96">Medium</text:p>
            </text:list-item>
            <text:list-item>
              <text:p text:style-name="P97">Heavy</text:p>
            </text:list-item>
            <text:list-item>
              <text:p text:style-name="P98">Magic</text:p>
            </text:list-item>
          </text:list>
        </text:list-item>
        <text:list-item>
          <text:p text:style-name="P99">Bosses</text:p>
        </text:list-item>
        <text:list-item>
          <text:p text:style-name="P100">Elementen</text:p>
        </text:list-item>
        <text:list-item>
          <text:p text:style-name="P101">Levels</text:p>
          <text:list text:continue-numbering="true">
            <text:list-item>
              <text:p text:style-name="P102">Environment</text:p>
            </text:list-item>
            <text:list-item>
              <text:p text:style-name="P103">Progressie</text:p>
            </text:list-item>
          </text:list>
        </text:list-item>
        <text:list-item>
          <text:p text:style-name="P104">Artstyle</text:p>
          <text:list text:continue-numbering="true">
            <text:list-item>
              <text:p text:style-name="P105">Look and feel</text:p>
            </text:list-item>
          </text:list>
        </text:list-item>
        <text:list-item>
          <text:p text:style-name="P106">Items</text:p>
        </text:list-item>
        <text:list-item>
          <text:p text:style-name="P107">Rust Plaats</text:p>
          <text:list text:continue-numbering="true">
            <text:list-item>
              <text:p text:style-name="P108">Shops</text:p>
            </text:list-item>
            <text:list-item>
              <text:p text:style-name="P109">Bloedbad</text:p>
            </text:list-item>
            <text:list-item>
              <text:p text:style-name="P110">Bed</text:p>
            </text:list-item>
            <text:list-item>
              <text:p text:style-name="P111">Bar</text:p>
            </text:list-item>
          </text:list>
        </text:list-item>
        <text:list-item>
          <text:p text:style-name="P112">NPC’s</text:p>
        </text:list-item>
      </text:list>
      <text:p text:style-name="P113">Concepten</text:p>
      <text:p text:style-name="Standaard">In dit hoofdstuk gaan we<text:s/>concepten verzinnen. Aan het begin van de zomervakantie is de bedoeling dat we 1 concreet concept hebben gekozen. Dit concept zal dan verder verwerkt<text:s/><text:soft-page-break/>worden.<text:s/>Om een concept toe te voegen schrijf je zoals gewoonlijk je naam en datum erboven.<text:s/>Zie het eerste concept om te zien hoe.</text:p>
      <text:p text:style-name="P114">Globaal Concept</text:p>
      <text:p text:style-name="Standaard">Dit concept gaat erover dat de speler in Hel is beland en in een toren zit. De speler moet de tegenstanders op iedere vloer van de toren zien te verslaan, dit zal dan op meerdere manieren kunnen aanhankelijk van de boss mechanic.<text:s/>Het spel gaat er niet over dat speler naar de Hemel kan gaan, maar dat de speler de hoogste rang in Hels leger.<text:s/>De game<text:s/>eindigt wanneer de speler sterft.<text:s/>Zie Game Mechanics voor meer informatie.</text:p>
      <text:p text:style-name="P115">Game Mechanics</text:p>
      <text:p text:style-name="Standaard">Dit hoofdstuk gaat over de globale mechanics van het spel. Zoals het doel van de spel, de doelen van de minigames en de algemene funcites zoals onze currency.</text:p>
      <text:p text:style-name="P116">Doelen</text:p>
      <text:p text:style-name="Standaard">Het hoofd doel van ons spel zal worden dat de speler de laatste vloer overwint<text:s/>en zo de hoogste rang ontvangt. Andere doelen kunnen zijn dat de speler highscores probeert te krijgen bij onze<text:s/>minigames of een bepaalde built<text:s/>creëren voor pvp of co-op.<text:s/></text:p>
      <text:p text:style-name="Standaard">Wanneer de speler gedood wordt zal het spel eindigen en zal de speler zijn rang in hel ontvangen. En moet de speler opnieuw bij de eerste vloer beginnen.<text:s/>Dit is te voorkomen door een revival mechanic. Dit mechanic zal ervoor zorgen dat de speler niet helemaal opnieuw hoeft te beginnen, maar op de zelfde vloer of een paar vloeren lager.</text:p>
      <text:p text:style-name="Standaard">Om naar de volgende vloer te komen moet de speler aan een<text:s/>twee<text:s/>eisen voldoen.<text:s/>De speler moet de boss van dat vloer<text:s/>verslagen hebben en voldoende penance kunnen betalen voor de tol.<text:s/>Hier geld de regel: De hoger je zit, des te hoger de tol wordt.<text:s/>In het begin zal de speler meer dan genoeg penance krijgen van alleen de boss, maar later zal dit steeds minder worden en zal de speler het bij moeten vullen door middel van minigames.</text:p>
      <text:p text:style-name="P117">Currency</text:p>
      <text:p text:style-name="Standaard">Ons currency<text:s/>heet voor nu maar penance.<text:s/>Penance wordt op verschillende manieren verkregen en kan aan verschillende dingen worden uitgegeven.<text:s/>Het belangrijkste waar het aan uitgegeven kan worden is de deur naar de volgende vloer.<text:s/>Hieronder volgt een lijst waar penance nog meer aan wordt gebruikt.</text:p>
      <text:list text:style-name="LFO3" text:continue-numbering="true">
        <text:list-item>
          <text:p text:style-name="P118">Om skills te levelen</text:p>
        </text:list-item>
        <text:list-item>
          <text:p text:style-name="P119">Om items<text:s/>te kopen</text:p>
        </text:list-item>
        <text:list-item>
          <text:p text:style-name="P120">Om NPC’s te levelen</text:p>
        </text:list-item>
        <text:list-item>
          <text:p text:style-name="P121">Voor bepaalde minigames</text:p>
        </text:list-item>
        <text:list-item>
          <text:p text:style-name="P122">Voor bepaalde magics</text:p>
        </text:list-item>
        <text:list-item>
          <text:p text:style-name="P123">Bij bepaalde weaponeffects</text:p>
        </text:list-item>
      </text:list>
      <text:p text:style-name="Standaard">Naast bossen verslaan zijn er uiteraard meerdere manieren om penance te krijgen. Hieronder volgt een lijst van deze manieren</text:p>
      <text:list text:style-name="LFO4" text:continue-numbering="true">
        <text:list-item>
          <text:p text:style-name="P124">Wanneer de speler ontvangt schade</text:p>
        </text:list-item>
        <text:list-item>
          <text:p text:style-name="P125">Wanneer de speler NPC’s vermoord</text:p>
        </text:list-item>
        <text:list-item>
          <text:p text:style-name="P126">Bij bepaalde objectives</text:p>
        </text:list-item>
        <text:list-item>
          <text:p text:style-name="P127">Door bepaalde items</text:p>
        </text:list-item>
        <text:list-item>
          <text:p text:style-name="P128">Minigames winnen</text:p>
        </text:list-item>
      </text:list>
      <text:p text:style-name="Standaard">Er zijn ook manieren om het aantal ontvangen penance te verhogen.<text:s/>Dit noemen we maar voor nu bonus penance. Hier volgt (weer) een lijst met de voorwaardes om bonus penance te ontvangen.</text:p>
      <text:list text:style-name="LFO5" text:continue-numbering="true">
        <text:list-item>
          <text:p text:style-name="P129">De<text:s/>minder health de speler heeft in<text:s/>vergelijking met zijn maximum health</text:p>
        </text:list-item>
        <text:list-item>
          <text:p text:style-name="P130">Door bepaalde items</text:p>
        </text:list-item>
        <text:list-item>
          <text:p text:style-name="P131">Door bepaalde weapons</text:p>
        </text:list-item>
        <text:list-item>
          <text:p text:style-name="P132">Door bepaalde magic</text:p>
        </text:list-item>
      </text:list>
      <text:p text:style-name="P133">Minigames</text:p>
      <text:p text:style-name="Standaard">Minigames zijn spelletjes die de speler kan doen om penance te ontvangen. Ook wordt dit gebruikt om de wat monotone eenvoud van onze game’s formule wat uit te dikken.<text:s/>De minigames heb ik wat gebasseerd op de spelen van de<text:s/>gladiatoren in oude Rome.<text:s/>Ook kunnen we gokspellen als minigames toevoegen.</text:p>
      <text:p text:style-name="Standaard"><text:s/>Minigame 1:<text:s/>Paard en wagen races, de<text:s/>speler zit nu in een wagen die getrokken wordt door 1 of meerdere paarden. De speler moet racen tegen andere paard en wagens. De speler kan zijn tegenstanders aanvallen door tegen ze aan te botsen. De race houdt<text:s/>na 3 etappes. De speler die finisht met de meeste kills is de winnaar.<text:s/>Door: Mack, 17-05-16</text:p>
      <text:p text:style-name="Standaard">Minigame 2: Paardrennen weddenschap,<text:s/>in principe is dit met voorstel ter vervanging van Minigame 1. Mochten de artisten hier<text:s/>geen<text:s/>tijd voor hebben. Voor deze minigames<text:s/>hebben we namelijk geen<text:s/>models nodig. Alleen UI elementen.<text:s/>De speler kiest via de tabellen<text:s/>wie hij denkt dat zal winnen. Als de speler wint ontvangt hij penance op de zelfe manier als bij echte weddenschappen.<text:s/>Door: Mack, 17-05-16</text:p>
      <text:p text:style-name="Standaard">Minigame 3: Whack-a-mole, de speler moet in een bepaalde tijd whack-a-mole spelen. De speler moet een minimale score behalen om zijn penance te verdienen.<text:s/>We kunnen deze minigame<text:s/>models gebruiken of ook met alleen UI elementen maken. Dit hangt ook van de artists af. Door: Mack, 17-05-16</text:p>
      <text:p text:style-name="P134">Player</text:p>
      <text:p text:style-name="Standaard">De player karakter wordt bestuurd door middel van een gamepad (xbox-based).<text:s/>Voor nu kunnen we beter maar 1<text:s/>geslacht aan houden. Of dit nou mannelijk of vrouwelijk is maakt op<text:s/>zich niet zoveel uit.<text:s/>Later kunnen we kijken of we misschien een tweede geslacht erin kunnen doen zodat de speler uit twee geslachten kan kiezen.<text:s/></text:p>
      <text:p text:style-name="Standaard">De player<text:s/>karakter is<text:s/>een ziel die in Hel beland is<text:s/>en in het begin naakt tegen de eerste boss moet vechten. Na de eerste boss krijgt de speler genoeg penance om<text:s/>bij de shops items te kopen, verder te gaan naar de volgende vloer<text:s/>en<text:s/>minstens 5 skilllevels levelen.</text:p>
      <text:p text:style-name="P135">Skills</text:p>
      <text:p text:style-name="Standaard">De speler kan met penance, de levels van zijn skills verhogen. Het verhogen skills geeft een ander effect per skill verhoogd.<text:s/>Hieronder zijn alinea’s die uitleggen<text:s/>welke skills er zijn en waar ze voor gebruikt worden.<text:s/>Maar eerst komt er nog een lijst van welke skills er zijn.</text:p>
      <text:soft-page-break/>
      <text:list text:style-name="LFO6" text:continue-numbering="true">
        <text:list-item>
          <text:p text:style-name="P136">Health</text:p>
        </text:list-item>
        <text:list-item>
          <text:p text:style-name="P137">Stamina</text:p>
        </text:list-item>
        <text:list-item>
          <text:p text:style-name="P138">Knowledge</text:p>
        </text:list-item>
        <text:list-item>
          <text:p text:style-name="P139">Strength</text:p>
        </text:list-item>
        <text:list-item>
          <text:p text:style-name="P140">Dexterity</text:p>
        </text:list-item>
        <text:list-item>
          <text:p text:style-name="P141">Accuracy</text:p>
        </text:list-item>
        <text:list-item>
          <text:p text:style-name="P142">Faith</text:p>
        </text:list-item>
        <text:list-item>
          <text:p text:style-name="P143">Resistance</text:p>
        </text:list-item>
        <text:list-item>
          <text:p text:style-name="P144">Tolerance</text:p>
        </text:list-item>
        <text:list-item>
          <text:p text:style-name="P145">Will</text:p>
        </text:list-item>
      </text:list>
      <text:p text:style-name="P146">Health</text:p>
      <text:p text:style-name="Standaard">Health is de skill die de player’s hitpoints bepaald. De player kan op verscheidene manieren hitpoints verliezen.<text:s/>Door schade te krijgen van enemies, door het activeren van magic of door de specials van bepaalde wapens.<text:s/>De speler kan zijn hitpoints herstellen doormiddel van bepaalde items, voornamelijk healing items<text:s/>(maar dit kan ook overtijd gebeuren doormiddel van andere items).<text:s/>De speler kan zonder items maar op 1 manier zijn hitpoints herstellen. Door in de bloedbad van de rustplek te rusten.</text:p>
      <text:p text:style-name="P147">Stamina</text:p>
      <text:p text:style-name="Standaard">Stamina bepaald<text:s/>de spelers movementpoints. Met movementpoints<text:s/>kan de speler rennen, aanvallen, ontwijken en aanvallen blokken.<text:s/>In tegenstelling tot healthpoints heeft de speler geen item nodig om movementpoints te herstellen.<text:s/>Dit gebeurd<text:s/>van zelf over een bepaalde tijd.<text:s/>Het maakt niet uit hoeveel movementpoints de speler heeft het zal altijd even snel herstellen.<text:s/></text:p>
      <text:p text:style-name="Standaard">Wanneer de speler voor een lange tijd niet zijn movementpoints helemaal laat herstellen. Zal de herstellingstijd langer duren. Tot dat een maximum is bereikt doormiddel van depletion.<text:s/>Met behulp van<text:s/>items kan de speler de herstellingstijd van zijn movementpoints verhogen of meteen een bepaalde aantal movementpoints herstellen.</text:p>
      <text:p text:style-name="P148">Knowledge</text:p>
      <text:p text:style-name="Standaard">Knowledge<text:s/>bepaald de critical damage van magics. Het kan ook magic<text:s/>perks<text:s/>unlocken.<text:s/><text:s/>Zie het hoofdstuk “Magic”<text:s/>voor meer informatie.</text:p>
      <text:p text:style-name="P149">Strength</text:p>
      <text:p text:style-name="Standaard">Strength bepaald de basepower van de speler. De hoogte van de spelers basepower<text:s/>ligt aan de hoogte van strength.<text:s/>Weapons gebruiken strength om hun perks te unlocken, zie voor meer informatie hierover het hoofdstuk “Weapons”.<text:s/></text:p>
      <text:p text:style-name="P150">Dexterity</text:p>
      <text:p text:style-name="Standaard">Dexterity wordt net als strength gebruikt om bepaalde weapon perks te unlocken.<text:s/>Ook bepaald Dexterity de speler’s base<text:s/>critical damage.</text:p>
      <text:p text:style-name="P151">Accuracy</text:p>
      <text:soft-page-break/>
      <text:p text:style-name="Standaard">Accuracy bepaald de critical damage<text:s/>van ranged weapons.<text:s/>Accuracy vertraagd ook tevens de slijtage van wapens en<text:s/>verhoogd de spelers<text:s/>critical<text:s/>hit chance voor alle disciplines. Je kunt met accuracy ook de perks van ranged weapons unlocken.</text:p>
      <text:p text:style-name="P152">Faith</text:p>
      <text:p text:style-name="Standaard">Faith wordt gebruikt om de effecten van bepaalde status effecten<text:s/>van bepaalde elementen<text:s/>te verminderen. Ook verlaagd faith drop chances voor item drops.</text:p>
      <text:p text:style-name="P153">Resistance</text:p>
      <text:p text:style-name="Standaard">Resistance verhoogd de speler zijn weerstand tegen opgevangen schade.<text:s/>Deze skil verhoogd niet de weerstand tegen schade ontvangen van magic.</text:p>
      <text:p text:style-name="P154">Tolerance</text:p>
      <text:p text:style-name="Standaard">Verhoogd het aantal penance dat een speler ontvangt van opgevangen schade.<text:s/>Dit<text:s/>skill verlaagd de resistance<text:s/>van de speler.</text:p>
      <text:p text:style-name="P155">Will</text:p>
      <text:p text:style-name="Standaard">Will wordt gebruikt voor de companions, zie voor meer informatie het hoofdstuk “Companions”. Het unlocked companion perks en bepaald hoe ver een companion voor jouw wilt gaan. Ook zorgt het ervoor dat je nieuwe companions kunt krijgen.</text:p>
      <text:p text:style-name="P156">Leveling</text:p>
      <text:p text:style-name="Standaard">Leveling gebeurd in de players status menu.<text:s/>Het levelen van een skill gaat bijna op hetzelfde manier als het levelen in de Dark Souls series. Je “koopt” zeg maar een level met je penance.<text:s/>Voor elke skill verhoogd stijgt de players character level, dit is een getal dat alleen de progressie van de speler laat zien.<text:s/>Dit level staat gelijk aan de aantal skill levels bij elkaar opgeteld.<text:s/>Zie hieronder voor een voorbeeld voor de layout.<text:s/>Houd in gedachte dat dit slechts een grof voorbeeld is.</text:p>
      <text:p text:style-name="P157">Player level:<text:s/><text:tab/>41/41</text:p>
      <text:p text:style-name="P158">Health:<text:tab/><text:tab/>5/5<text:line-break/>Stamina:<text:tab/>3/3<text:line-break/>Knowledge:<text:tab/>2/2<text:line-break/>Strength:<text:tab/>7/7<text:line-break/>Dexterity:<text:tab/>8/8<text:line-break/>Accuracy:<text:tab/>3/3<text:line-break/>Faith:<text:tab/><text:tab/>1/1<text:line-break/>Resistance:<text:tab/>4/4<text:line-break/>Tolerance:<text:tab/>2/2<text:line-break/>Will:<text:tab/><text:tab/>2/2</text:p>
      <text:p text:style-name="Standaard">Je vraagt je zeker af waarom de levels met twee dezelfde getallen zijn genoteerd.<text:s/>De rechter<text:s/>getal<text:s/>geeft aan wat de true level van de skill in. Dit getal zal alleen veranderen wanneer de<text:s/>speler de skill geleveld heeft. De rechter getal geeft de<text:s/>active level aan, de active<text:s/>level kan veranderen met effecten van items, curses, weapon en etc.<text:s/>Active level wordt gebruikt om de unlocks, base damage en de overige effecten van de skills te bepalen.<text:s/>True level wordt alleen gebruikt als een soort van anker waar active level naar toe gekoppeld kan worden.</text:p>
      <text:soft-page-break/>
      <text:p text:style-name="Standaard">Simpel gezegd betekent dit gewoon dat de speler in 1 simpel oog opslag kan zien welke skills geeffecteerd zijn door effecten.<text:s/>Zie voorbeeld hieronder hoe het eruit zou zien.</text:p>
      <text:p text:style-name="P159">Player level:<text:s/><text:tab/>34/41</text:p>
      <text:p text:style-name="P160">Health:<text:tab/><text:tab/>3/5<text:line-break/>Stamina:<text:tab/>2/3<text:line-break/>Knowledge:<text:tab/>5/2<text:line-break/>Strength:<text:tab/>4/7<text:line-break/>Dexterity:<text:tab/>8/8<text:line-break/>Accuracy:<text:tab/>3/3<text:line-break/>Faith:<text:tab/><text:tab/>0/1<text:line-break/>Resistance:<text:tab/>4/4<text:line-break/>Tolerance:<text:tab/>2/2<text:line-break/>Will:<text:tab/><text:tab/>3/2</text:p>
      <text:p text:style-name="Standaard">Hier zie je het dus uitgebeeld.<text:s/>Zoals eerder vermeld de rechter getallen vernaderen niet, maar de linker wel.<text:s/>We zouden dit effect ook met kleuren kunnen coordineren.<text:s/>Als de level van een skill hoger is dan zijn true level kleuren we het groen en lager wordt de kleur rood. Nadeel van dit systeem zou zijn dat de speler niet meteen kan zien wat zijn true level is.<text:s/>Alleen dat het hoger of lager is.<text:s/>Zoals hieronder:</text:p>
      <text:p text:style-name="Standaard"><text:span text:style-name="T161">Player level:<text:s/></text:span><text:span text:style-name="T162"><text:tab/></text:span><text:span text:style-name="T163">34</text:span></text:p>
      <text:p text:style-name="Standaard"><text:span text:style-name="T164">Health</text:span><text:span text:style-name="T165">:</text:span><text:span text:style-name="T166"><text:tab/></text:span><text:span text:style-name="T167"><text:tab/></text:span><text:span text:style-name="T168">3</text:span><text:span text:style-name="T169"><text:line-break/>Stamina</text:span><text:span text:style-name="T170">:</text:span><text:span text:style-name="T171"><text:tab/></text:span><text:span text:style-name="T172">2</text:span><text:span text:style-name="T173"><text:line-break/></text:span><text:span text:style-name="T174">Knowledge</text:span><text:span text:style-name="T175">:</text:span><text:span text:style-name="T176"><text:tab/></text:span><text:span text:style-name="T177">5</text:span><text:span text:style-name="T178"><text:line-break/></text:span><text:span text:style-name="T179">Strength</text:span><text:span text:style-name="T180">:</text:span><text:span text:style-name="T181"><text:tab/></text:span><text:span text:style-name="T182">4</text:span><text:span text:style-name="T183"><text:line-break/></text:span><text:span text:style-name="T184">Dexterity</text:span><text:span text:style-name="T185">:</text:span><text:span text:style-name="T186"><text:tab/>8</text:span><text:span text:style-name="T187"><text:line-break/></text:span><text:span text:style-name="T188">Accuracy</text:span><text:span text:style-name="T189">:</text:span><text:span text:style-name="T190"><text:tab/>3</text:span><text:span text:style-name="T191"><text:line-break/></text:span><text:span text:style-name="T192">Faith</text:span><text:span text:style-name="T193">:</text:span><text:span text:style-name="T194"><text:tab/></text:span><text:span text:style-name="T195"><text:tab/></text:span><text:span text:style-name="T196">0</text:span><text:span text:style-name="T197"><text:line-break/></text:span><text:span text:style-name="T198">Resistance</text:span><text:span text:style-name="T199">:</text:span><text:span text:style-name="T200"><text:tab/>4</text:span><text:span text:style-name="T201"><text:line-break/></text:span><text:span text:style-name="T202">Tolerance</text:span><text:span text:style-name="T203">:</text:span><text:span text:style-name="T204"><text:tab/>2</text:span><text:span text:style-name="T205"><text:line-break/></text:span><text:span text:style-name="T206">Will</text:span><text:span text:style-name="T207">:</text:span><text:span text:style-name="T208"><text:tab/></text:span><text:span text:style-name="T209"><text:tab/></text:span><text:span text:style-name="T210">3</text:span></text:p>
      <text:p text:style-name="Standaard">Merk dat de linker getal verwijdert<text:s/>en<text:s/>is het makkelijker is op het oog<text:s/>geworden.<text:s/>De getallen die gelijk staan met hun true level zijn zwart gebleven, terwijl de rest de kleuren hebben die corresponderen met hun hoogte ter vergelijking met hun true level.</text:p>
      <text:p text:style-name="Standaard">Revival</text:p>
      <text:p text:style-name="Standaard">Zoals eerder besproken in een vorige hoofdstuk,<text:s/>zal<text:s/>het spel eindigen wanneer de player sterft. Dit kan gebeuren wanneer 1 van de volgende voorwaardes getroffen zijn:<text:s/></text:p>
      <text:list text:style-name="LFO8" text:continue-numbering="true">
        <text:list-item>
          <text:p text:style-name="P211">Wanneer de player geen hitpoints meer heeft.</text:p>
        </text:list-item>
        <text:list-item>
          <text:p text:style-name="P212">Door een effect van een curse.</text:p>
        </text:list-item>
      </text:list>
      <text:p text:style-name="Standaard">Voor nu zijn er geen andere voorwaardes dan deze twee.<text:s/>Maar jullie kunnen zelf nieuwe voorwaardes toevoegen, mochten jullie dat willen. Maar dit hoofdstuk heet “Revival” voor een reden. Namelijk hoe de speler een Game Over kan voorkomen. Dit kan door gebruik van speciale<text:s/>items genaamd phylactery.<text:s/>Phylactery zijn een type items die ervoor zorgen dat<text:s/>de speler zichzelf kan resurrecten.<text:s/></text:p>
      <text:soft-page-break/>
      <text:p text:style-name="Standaard">Phylacteries komen voor in verschillende vormen. Een NPC die inruil voor penance jouw wilt saven. Items die breken op het moment van de dood. Hoe dan ook de Phylactery is altijd eenmalig en moet opnieuw verkegen<text:s/>worden (via item drops of trade).<text:s/>Zie de supplement book “Book of Rituals”<text:s/>voor voorstellen van Phylacteries.</text:p>
      <text:p text:style-name="P213">Companions</text:p>
      <text:p text:style-name="Standaard">Companions zijn NPC’s die samen met de speler de boss vecht. De speler kan voor nu tot twee verschillende companions hebben. Companions kunnen<text:s/>levelen, maar ook<text:s/>dood gaan. Companions hebben allemaal een lager level cap van ongeveer 10-20.<text:s/>De companion levelt altijd 1 level na het verslaan van een boss, mits hij in dat gevecht zat. Daarnaast kan de speler de companion ook level met behulp van penance.<text:s/>De speler levelt geen skills van een companion maar alleen de level van de companion.<text:s/>In script zullen we gewoon<text:s/>een standaard verhoging geven aan de skills per level voor de companions.</text:p>
      <text:p text:style-name="Standaard">Maar net als hoe het Game Over is voor<text:s/>de speler, zal de companion ook niet terugkeren naar zijn/haar dood.<text:s/>Dit kan voorkomen worden door het gebruik van phylacteries voor companions. Hoewel dit wel duur kan worden voor de speler, maar hey low risk -<text:s/>low reward.</text:p>
      <text:p text:style-name="Standaard">Companions zijn op verschillende manieren te krijgen. Via shops, wanneer je de NPC hebt gered van een boss fight<text:s/>of wanneer de speler een hoge fame heeft kunnen ze<text:s/>komen om bij hemaan te sluiten. Fame wordt behaald door de objectives, bonussen en de boss verslaan. Ook kun je met de combinatie van speciale items en de benodigde will level, enemies subjugaten.</text:p>
      <text:p text:style-name="Standaard">Om enemies te subjugaten moet de speler een hoog genoege will level hebben en gebruikmaken van items die hier effect op hebben.<text:s/>Subjugated enemies kunnen twee verschillende dingen doen. Voor de gedurende boss fight zullen voor jouw vechten of ze zullen uit de arena proberen te komen, doormiddel van zelfmoord. De kans tussen<text:s/>deze twee effecten is niet 50/50 maar verschilt per enemy.</text:p>
      <text:p text:style-name="P214">Combat</text:p>
      <text:p text:style-name="Standaard">De combat wordt fast-paced en de speler moet zijn eigen combat-style<text:s/>ontwikkelen.<text:s/>Het heeft ongeveer de zelfde vorm als Dark Souls. De twee grote manieren waarop de speler kan vechten<text:s/>zijn<text:s/>close range en<text:s/>mid range.<text:s/>De wapens worden per arm gecontroleerd, elke arm wordt met de linker –en rechterschouderknoppen.<text:s/>De bovenste schouderknop doet een normale actie en de onderste<text:s/>schouderknop activeer een speciale actie. De speciale actie hoeft niet per se iets speciaals te doen, het kan ook gewoon een zwaarder aanval doen.<text:s/></text:p>
      <text:p text:style-name="Standaard">Elk weapon heeft zijn eigen<text:s/>moveset, net als in Dark Souls.<text:s/>Met de Y-knop (x-box based gamepad)<text:s/>kan de speler switchen tussen dual wielding en single wielding.<text:s/>Dual wielding is de standaard en eerste manier wat de speler ziet.<text:s/>In dual wielding draagt de speler 1 weapon<text:s/>of magic<text:s/>per arm<text:s/>(Net als Skyrim). Bij singlewielding zal de speler met het wapen in zijn rechter arm gaan vechten. Dit verandert de wapens moveset van 1-handed naar 2-handed en wordt de wapen een beetje sterker.<text:s/>Afhankelijk van wat in de<text:s/>linkerhand zat zal dat wapen inactief worden. Zie de hoofdstuk “Weapons” voor meer informatie.</text:p>
      <text:p text:style-name="Standaard">Naast het uitdelen van schade moet de speler ook voorkomen schade te krijgen.<text:s/>Dit kan doormiddel van blocken en dodgen.<text:s/>Blocken doet de speler doormiddel van bepaalde<text:s/>wapens of magics. De wapens waar<text:s/>ik het over heb zijn schilden (ja, ik zie schilden als een wapen. Waarom? Houdt<text:s/>het simpel.). Schilden blocken niet 100% van de schade en wanneer de speler<text:s/><text:soft-page-break/>blocked,<text:s/>wordt<text:s/>zijn movementpoints vermindert.<text:s/>De speler kan er ook voor kiezen om de aanval te ontwijken door de dodge button in te drukken(de B-knop).<text:s/>Hoe de speler dodge, door te rollen, springen of sidesteppen is nog niet bepaald. Maar het zou leuk zijn als elk wapen een eigen dodge-type bevat.<text:s/>Bijvoorbeeld een dagger zou de speler laten rollen terwijl een sabel de speler laat sidesteppen, maar dit staat nog helemaal open voor debat.</text:p>
      <text:p text:style-name="Standaard">De speler kan 2 presets van wapens bij zich hebben en door de linker joystick naar links en rechts bewegen kan de speler tussen weapons switchen.</text:p>
      <text:p text:style-name="P215">Magic</text:p>
      <text:p text:style-name="Standaard">De magic in onze spel bestaat uit meerder schools en elements. De school geeft aan wat voor soort mechanic de spells van dat magic hebben. De element geeft natuurlijk aan wat voor soort damage het doet. Voor meer informatie over elementen zie het hoofdstuk “Elementen”.</text:p>
      <text:p text:style-name="Standaard">Magic kan verkregen via items genaamd<text:s/>tomes.<text:s/>Tomeskunnen verkegen worden bij Shops, NPC’s en item drops.<text:s/>Vervolgens kan de speler in de bloedbad een tome selecteren en<text:s/>vervolgens zal de speler tatoeages op zijn geslecteerde arm.<text:s/>Om de tome zal opgeslagen worden in de bloedbad en wanneer de speler van magic wilt veranderen kan hij dat weer gewoon daar doen.<text:s/>In tegenstelling tot weapons kunnen magics niet buiten de bloedbad geswitch worden.<text:s/>De magic neemt 1 weaponslot in beslag en zal inactief gaan wanneer de speler een weapon draagt met dezelfde arm.<text:s/>Voorbeeld: de magic is actief in de spelers linker arm – de speler switch presets – de tatoeages stralen geen licht uit – speler draagt weapon.</text:p>
      <text:p text:style-name="P216">Schools</text:p>
      <text:p text:style-name="Standaard">Een school is een discipline<text:s/>van magic en bepaald hoe de magic zich gedraagd. Hieronder volgt een lijst met de schools die er zijn.<text:s/>Ik zal ze onder de lijst 1 voor 1 behandelen.</text:p>
      <text:list text:style-name="LFO9" text:continue-numbering="true">
        <text:list-item>
          <text:p text:style-name="P217">Imperial</text:p>
        </text:list-item>
        <text:list-item>
          <text:p text:style-name="P218">Invocation</text:p>
        </text:list-item>
        <text:list-item>
          <text:p text:style-name="P219">Evocation</text:p>
        </text:list-item>
        <text:list-item>
          <text:p text:style-name="P220">Illusory</text:p>
        </text:list-item>
        <text:list-item>
          <text:p text:style-name="P221">Sacrificial</text:p>
        </text:list-item>
        <text:list-item>
          <text:p text:style-name="P222">Divination</text:p>
        </text:list-item>
      </text:list>
      <text:p text:style-name="P223">Imperial</text:p>
      <text:p text:style-name="Standaard">Imperial school is een school dat het meest te vergelijken is met psychische manipulatie van de elementen. Denk hierbij aan<text:s/>psychische termen als<text:s/>pyrokinesis, telekinesis, cryokinesis en geokinesis. Maar dan inplaats van een mentale kracht is het in ons spel dus magisch.<text:s/>Imperial komt van het Latijns Imperium wat grof vertaald iets als “de kracht om te commanderen”. Magics van de imperial school zijn het meest elemtaal en gebruiken de makkelijkste mechani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5-17T07:06:00Z</meta:creation-date>
    <dc:date>2016-05-19T12:22:00Z</dc:date>
    <meta:template xlink:href="Normal" xlink:type="simple"/>
    <meta:editing-cycles>462</meta:editing-cycles>
    <meta:editing-duration>PT191760S</meta:editing-duration>
    <meta:document-statistic meta:page-count="9" meta:paragraph-count="39" meta:word-count="3021" meta:character-count="19601" meta:row-count="138" meta:non-whitespace-character-count="16619"/>
  </office:meta>
</office:document-meta>
</file>